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29a2" officeooo:paragraph-rsid="00142b65"/>
    </style:style>
    <style:style style:name="P2" style:family="paragraph" style:parent-style-name="Standard" style:list-style-name="L1">
      <style:text-properties officeooo:rsid="00142b65" officeooo:paragraph-rsid="00142b65"/>
    </style:style>
    <style:style style:name="P3" style:family="paragraph" style:parent-style-name="Standard" style:list-style-name="L1">
      <style:text-properties officeooo:paragraph-rsid="00142b65"/>
    </style:style>
    <style:style style:name="P4" style:family="paragraph" style:parent-style-name="Standard" style:list-style-name="L1">
      <style:text-properties officeooo:rsid="0015c30d" officeooo:paragraph-rsid="0015c30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198d" style:font-weight-asian="normal" style:font-weight-complex="normal"/>
    </style:style>
    <style:style style:name="T3" style:family="text">
      <style:text-properties fo:font-weight="normal" officeooo:rsid="00142b65" style:font-weight-asian="normal" style:font-weight-complex="normal"/>
    </style:style>
    <style:style style:name="T4" style:family="text">
      <style:text-properties fo:font-weight="normal" officeooo:rsid="0017fcbd" style:font-weight-asian="normal" style:font-weight-complex="normal"/>
    </style:style>
    <style:style style:name="T5" style:family="text">
      <style:text-properties fo:font-weight="normal" officeooo:rsid="001429a2" style:font-weight-asian="normal" style:font-weight-complex="normal"/>
    </style:style>
    <style:style style:name="T6" style:family="text">
      <style:text-properties fo:font-weight="normal" officeooo:rsid="0015c30d" style:font-weight-asian="normal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142b6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fcb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3057643" text:style-name="L1">
        <text:list-item>
          <text:p text:style-name="P3"><text:span text:style-name="T2">Calibration is the accuracy and validation is </text:span><text:span text:style-name="T3">checking </text:span><text:span text:style-name="T2">the logic behind the model.</text:span></text:p>
        </text:list-item>
        <text:list-item>
          <text:p text:style-name="P3"><text:span text:style-name="T5">The features help us map data values into quantifiable features of the resulting graph.</text:span></text:p>
        </text:list-item>
        <text:list-item>
          <text:p text:style-name="P1"><text:span text:style-name="T1">Seq</text:span><text:span text:style-name="T6">ue</text:span><text:span text:style-name="T1">ntial Color Scale.</text:span></text:p>
        </text:list-item>
        <text:list-item>
          <text:p text:style-name="P1"><text:span text:style-name="T1">I would use Qualitative Color Scale.</text:span></text:p>
        </text:list-item>
        <text:list-item>
          <text:p text:style-name="P1"><text:span text:style-name="T1">I) Qualitative Color Scale, <text:line-break/>II) Sequential Color Scale, <text:line-break/>III) Diverging Color Scale, <text:line-break/>IV) Accent Color Scale.</text:span></text:p>
        </text:list-item>
        <text:list-item>
          <text:p text:style-name="P1"><text:span text:style-name="T2">Theory, Experiment and Computation.</text:span></text:p>
        </text:list-item>
        <text:list-item>
          <text:p text:style-name="P1"><text:span text:style-name="T2">It is not, for example – </text:span><text:span text:style-name="T4">if there is rain there is a </text:span><text:span text:style-name="T10">chance</text:span><text:span text:style-name="T4"> it will be cloudy similarly if it gets cloudy there is a </text:span><text:span text:style-name="T10">chance</text:span><text:span text:style-name="T4"> that it will rain.</text:span></text:p>
        </text:list-item>
        <text:list-item>
          <text:p text:style-name="P2"><text:span text:style-name="T4">S</text:span><text:span text:style-name="T1">upervised.</text:span></text:p>
        </text:list-item>
        <text:list-item>
          <text:p text:style-name="P2"><text:span text:style-name="T1">Bayesian Probability.</text:span></text:p>
        </text:list-item>
        <text:list-item>
          <text:p text:style-name="P2"><text:span text:style-name="T1">Bayesian Probability.</text:span></text:p>
        </text:list-item>
        <text:list-item>
          <text:p text:style-name="P4"><text:span text:style-name="T1">In unsupervised leaning we group and intepret based only on </text:span><text:span text:style-name="T9">input data</text:span><text:span text:style-name="T1"> whereas in supervised learning we develop predictive model based on </text:span><text:span text:style-name="T9">both input and output data</text:span><text:span text:style-name="T1">.</text:span></text:p>
        </text:list-item>
        <text:list-item>
          <text:p text:style-name="P2"><text:span text:style-name="T1">Bayesian Probability.</text:span></text:p>
        </text:list-item>
        <text:list-item>
          <text:p text:style-name="P1"><text:span text:style-name="T1">There is no specific </text:span><text:span text:style-name="T3">unit of density given, also age cannot be less than 0.</text:span></text:p>
        </text:list-item>
        <text:list-item>
          <text:p text:style-name="P2"><text:span text:style-name="T7">Partitioning methods, Hierarchical methods, Density based methods.</text:span></text:p>
        </text:list-item>
        <text:list-item>
          <text:p text:style-name="P2"><text:span text:style-name="T7">0 and 1 are easy to represent electronically.</text:span></text:p>
        </text:list-item>
        <text:list-item>
          <text:p text:style-name="P2"><text:span text:style-name="T7">Basic Combine Programming Language.</text:span></text:p>
        </text:list-item>
        <text:list-item>
          <text:p text:style-name="P2"><text:span text:style-name="T7">Calibration is the accuracy and validation is the logic behind the model.</text:span></text:p>
        </text:list-item>
        <text:list-item>
          <text:p text:style-name="P3"><text:span text:style-name="T8">As compared to K-means clustering, which focuses on points near to the center, DBSCAN clustering method the clusters are formed based on high-density of point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09:04:29.420429472</meta:creation-date>
    <dc:date>2021-12-08T09:46:22.930671902</dc:date>
    <meta:editing-duration>PT7M34S</meta:editing-duration>
    <meta:editing-cycles>1</meta:editing-cycles>
    <meta:document-statistic meta:table-count="0" meta:image-count="0" meta:object-count="0" meta:page-count="1" meta:paragraph-count="18" meta:word-count="209" meta:character-count="1254" meta:non-whitespace-character-count="1077"/>
    <meta:generator>LibreOffice/6.4.7.2$Linux_X86_64 LibreOffice_project/40$Build-2</meta:generator>
  </office:meta>
</office:document-meta>
</file>